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hnittpunkte Normalverteilung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1</text:p>
          </table:table-cell>
          <table:table-cell office:value-type="string">
            <text:p>sp2</text:p>
          </table:table-cell>
          <table:table-cell table:number-columns-repeated="2"/>
        </table:table-row>
        <table:table-row table:style-name="ro2">
          <table:table-cell office:value-type="string">
            <text:p>mü</text:p>
          </table:table-cell>
          <table:table-cell office:value-type="float" office:value="-17.3">
            <text:p>-17,3</text:p>
          </table:table-cell>
          <table:table-cell office:value-type="float" office:value="5.7">
            <text:p>5,7</text:p>
          </table:table-cell>
          <table:table-cell/>
          <table:table-cell table:formula="of:=IF(sig1=sig2;0.5*(mü1+mü2);((mü1*sig2^2-mü2*sig1^2)+SQRT((mü1*sig2^2-mü2*sig1^2)^2-(sig2^2-sig1^2)*(mü1^2*sig2^2-mü2^2*sig1^2-2*sig1^2*sig2^2*LN(sig2/sig1))))/(sig2^2-sig1^2))" office:value-type="float" office:value="-15.5552315993077">
            <text:p>-15,5552315993</text:p>
          </table:table-cell>
          <table:table-cell table:formula="of:=IF(sig1=sig2;0.5*(mü1+mü2);((mü1*sig2^2-mü2*sig1^2)-SQRT((mü1*sig2^2-mü2*sig1^2)^2-(sig2^2-sig1^2)*(mü1^2*sig2^2-mü2^2*sig1^2-2*sig1^2*sig2^2*LN(sig2/sig1))))/(sig2^2-sig1^2))" office:value-type="float" office:value="-19.212309193233">
            <text:p>-19,2123091932</text:p>
          </table:table-cell>
          <table:table-cell table:number-columns-repeated="2"/>
        </table:table-row>
        <table:table-row table:style-name="ro2">
          <table:table-cell office:value-type="string">
            <text:p>sig</text:p>
          </table:table-cell>
          <table:table-cell office:value-type="float" office:value="0.5">
            <text:p>0,5</text:p>
          </table:table-cell>
          <table:table-cell table:style-name="ce1" office:value-type="float" office:value="8.3">
            <text:p>8,3</text:p>
          </table:table-cell>
          <table:table-cell table:number-columns-repeated="5"/>
        </table:table-row>
        <table:table-row table:style-name="ro2">
          <table:table-cell office:value-type="string">
            <text:p>qsig</text:p>
          </table:table-cell>
          <table:table-cell table:formula="of:=[.B3]^2" office:value-type="float" office:value="0.25">
            <text:p>0,25</text:p>
          </table:table-cell>
          <table:table-cell table:formula="of:=[.C3]^2" office:value-type="float" office:value="68.89">
            <text:p>68,89</text:p>
          </table:table-cell>
          <table:table-cell table:number-columns-repeated="5"/>
        </table:table-row>
        <table:table-row table:style-name="ro1">
          <table:table-cell table:number-columns-repeated="7"/>
          <table:table-cell>
            <draw:frame table:end-cell-address="'Schnittpunkte Normalverteilung'.O25" table:end-x="1.24cm" table:end-y="0.226cm" draw:z-index="0" draw:style-name="gr1" draw:text-style-name="P1" svg:width="15.999cm" svg:height="8.999cm" svg:x="1.048cm" svg:y="0.26cm">
              <draw:object draw:notify-on-update-of-ranges="'Schnittpunkte Normalverteilung'.B6:'Schnittpunkte Normalverteilung'.B6 'Schnittpunkte Normalverteilung'.B7:'Schnittpunkte Normalverteilung'.B47 'Schnittpunkte Normalverteilung'.A7:'Schnittpunkte Normalverteilung'.A47 'Schnittpunkte Normalverteilung'.C6:'Schnittpunkte Normalverteilung'.C6 'Schnittpunkte Normalverteilung'.C7:'Schnittpunkte Normalverteilung'.C47 'Schnittpunkte Normalverteilung'.A7:'Schnittpunkte Normalverteilung'.A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5"/>
        </table:table-row>
        <table:table-row table:style-name="ro1">
          <table:table-cell office:value-type="float" office:value="-20">
            <text:p>-20</text:p>
          </table:table-cell>
          <table:table-cell table:formula="of:=EXP(-0.5*(([.$A7]-mü1)/sig1)^2)/SQRT((2*PI()*sig1^2))" office:value-type="float" office:value="0.000000371472368911061">
            <text:p>3,71472368911061E-007</text:p>
          </table:table-cell>
          <table:table-cell table:formula="of:=EXP(-0.5*(([.$A7]-mü2)/sig2)^2)/SQRT(2*PI()*sig2^2)" office:value-type="float" office:value="0.000398024991919846">
            <text:p>0,000398025</text:p>
          </table:table-cell>
          <table:table-cell/>
          <table:table-cell table:formula="of:=[.B7]-[.C7]" office:value-type="float" office:value="-0.000397653519550935">
            <text:p>-0,0003976535</text:p>
          </table:table-cell>
          <table:table-cell table:number-columns-repeated="3"/>
        </table:table-row>
        <table:table-row table:style-name="ro1">
          <table:table-cell office:value-type="float" office:value="-19">
            <text:p>-19</text:p>
          </table:table-cell>
          <table:table-cell table:formula="of:=EXP(-0.5*(([.$A8]-mü1)/sig1)^2)/SQRT((2*PI()*sig1^2))" office:value-type="float" office:value="0.00246443833694605">
            <text:p>0,0024644383</text:p>
          </table:table-cell>
          <table:table-cell table:formula="of:=EXP(-0.5*(([.$A8]-mü2)/sig2)^2)/SQRT(2*PI()*sig2^2)" office:value-type="float" office:value="0.000573819764960697">
            <text:p>0,0005738198</text:p>
          </table:table-cell>
          <table:table-cell/>
          <table:table-cell table:formula="of:=[.B8]-[.C8]" office:value-type="float" office:value="0.00189061857198535">
            <text:p>0,0018906186</text:p>
          </table:table-cell>
          <table:table-cell table:number-columns-repeated="3"/>
        </table:table-row>
        <table:table-row table:style-name="ro1">
          <table:table-cell office:value-type="float" office:value="-18">
            <text:p>-18</text:p>
          </table:table-cell>
          <table:table-cell table:formula="of:=EXP(-0.5*(([.$A9]-mü1)/sig1)^2)/SQRT((2*PI()*sig1^2))" office:value-type="float" office:value="0.29945493127149">
            <text:p>0,2994549313</text:p>
          </table:table-cell>
          <table:table-cell table:formula="of:=EXP(-0.5*(([.$A9]-mü2)/sig2)^2)/SQRT(2*PI()*sig2^2)" office:value-type="float" office:value="0.000815335761241061">
            <text:p>0,0008153358</text:p>
          </table:table-cell>
          <table:table-cell/>
          <table:table-cell table:formula="of:=[.B9]-[.C9]" office:value-type="float" office:value="0.298639595510249">
            <text:p>0,2986395955</text:p>
          </table:table-cell>
          <table:table-cell table:number-columns-repeated="3"/>
        </table:table-row>
        <table:table-row table:style-name="ro1">
          <table:table-cell office:value-type="float" office:value="-17">
            <text:p>-17</text:p>
          </table:table-cell>
          <table:table-cell table:formula="of:=EXP(-0.5*(([.$A10]-mü1)/sig1)^2)/SQRT((2*PI()*sig1^2))" office:value-type="float" office:value="0.666449205783599">
            <text:p>0,6664492058</text:p>
          </table:table-cell>
          <table:table-cell table:formula="of:=EXP(-0.5*(([.$A10]-mü2)/sig2)^2)/SQRT(2*PI()*sig2^2)" office:value-type="float" office:value="0.00114180859053423">
            <text:p>0,0011418086</text:p>
          </table:table-cell>
          <table:table-cell/>
          <table:table-cell table:formula="of:=[.B10]-[.C10]" office:value-type="float" office:value="0.665307397193065">
            <text:p>0,6653073972</text:p>
          </table:table-cell>
          <table:table-cell table:number-columns-repeated="3"/>
        </table:table-row>
        <table:table-row table:style-name="ro1">
          <table:table-cell office:value-type="float" office:value="-16">
            <text:p>-16</text:p>
          </table:table-cell>
          <table:table-cell table:formula="of:=EXP(-0.5*(([.$A11]-mü1)/sig1)^2)/SQRT((2*PI()*sig1^2))" office:value-type="float" office:value="0.0271659384673711">
            <text:p>0,0271659385</text:p>
          </table:table-cell>
          <table:table-cell table:formula="of:=EXP(-0.5*(([.$A11]-mü2)/sig2)^2)/SQRT(2*PI()*sig2^2)" office:value-type="float" office:value="0.00157596274955283">
            <text:p>0,0015759627</text:p>
          </table:table-cell>
          <table:table-cell/>
          <table:table-cell table:formula="of:=[.B11]-[.C11]" office:value-type="float" office:value="0.0255899757178183">
            <text:p>0,0255899757</text:p>
          </table:table-cell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table:formula="of:=EXP(-0.5*(([.$A12]-mü1)/sig1)^2)/SQRT((2*PI()*sig1^2))" office:value-type="float" office:value="0.0000202817041309733">
            <text:p>2,02817041309733E-005</text:p>
          </table:table-cell>
          <table:table-cell table:formula="of:=EXP(-0.5*(([.$A12]-mü2)/sig2)^2)/SQRT(2*PI()*sig2^2)" office:value-type="float" office:value="0.00214385010503933">
            <text:p>0,0021438501</text:p>
          </table:table-cell>
          <table:table-cell/>
          <table:table-cell table:formula="of:=[.B12]-[.C12]" office:value-type="float" office:value="-0.00212356840090836">
            <text:p>-0,0021235684</text:p>
          </table:table-cell>
          <table:table-cell table:number-columns-repeated="3"/>
        </table:table-row>
        <table:table-row table:style-name="ro1">
          <table:table-cell office:value-type="float" office:value="-14">
            <text:p>-14</text:p>
          </table:table-cell>
          <table:table-cell table:formula="of:=EXP(-0.5*(([.$A13]-mü1)/sig1)^2)/SQRT((2*PI()*sig1^2))" office:value-type="float" office:value="0.00000000027733599883306">
            <text:p>2,7733599883306E-010</text:p>
          </table:table-cell>
          <table:table-cell table:formula="of:=EXP(-0.5*(([.$A13]-mü2)/sig2)^2)/SQRT(2*PI()*sig2^2)" office:value-type="float" office:value="0.0028743437983616">
            <text:p>0,0028743438</text:p>
          </table:table-cell>
          <table:table-cell/>
          <table:table-cell table:formula="of:=[.B13]-[.C13]" office:value-type="float" office:value="-0.0028743435210256">
            <text:p>-0,0028743435</text:p>
          </table:table-cell>
          <table:table-cell table:number-columns-repeated="3"/>
        </table:table-row>
        <table:table-row table:style-name="ro1">
          <table:table-cell office:value-type="float" office:value="-13">
            <text:p>-13</text:p>
          </table:table-cell>
          <table:table-cell table:formula="of:=EXP(-0.5*(([.$A14]-mü1)/sig1)^2)/SQRT((2*PI()*sig1^2))" office:value-type="float" office:value="6.94592549713232E-017">
            <text:p>6,94592549713232E-017</text:p>
          </table:table-cell>
          <table:table-cell table:formula="of:=EXP(-0.5*(([.$A14]-mü2)/sig2)^2)/SQRT(2*PI()*sig2^2)" office:value-type="float" office:value="0.00379820879674019">
            <text:p>0,0037982088</text:p>
          </table:table-cell>
          <table:table-cell/>
          <table:table-cell table:formula="of:=[.B14]-[.C14]" office:value-type="float" office:value="-0.00379820879674012">
            <text:p>-0,0037982088</text:p>
          </table:table-cell>
          <table:table-cell table:number-columns-repeated="3"/>
        </table:table-row>
        <table:table-row table:style-name="ro1">
          <table:table-cell office:value-type="float" office:value="-12">
            <text:p>-12</text:p>
          </table:table-cell>
          <table:table-cell table:formula="of:=EXP(-0.5*(([.$A15]-mü1)/sig1)^2)/SQRT((2*PI()*sig1^2))" office:value-type="float" office:value="3.18622226540189E-025">
            <text:p>3,18622226540189E-025</text:p>
          </table:table-cell>
          <table:table-cell table:formula="of:=EXP(-0.5*(([.$A15]-mü2)/sig2)^2)/SQRT(2*PI()*sig2^2)" office:value-type="float" office:value="0.00494669102669773">
            <text:p>0,004946691</text:p>
          </table:table-cell>
          <table:table-cell/>
          <table:table-cell table:formula="of:=[.B15]-[.C15]" office:value-type="float" office:value="-0.00494669102669773">
            <text:p>-0,004946691</text:p>
          </table:table-cell>
          <table:table-cell table:number-columns-repeated="3"/>
        </table:table-row>
        <table:table-row table:style-name="ro1">
          <table:table-cell office:value-type="float" office:value="-11">
            <text:p>-11</text:p>
          </table:table-cell>
          <table:table-cell table:formula="of:=EXP(-0.5*(([.$A16]-mü1)/sig1)^2)/SQRT((2*PI()*sig1^2))" office:value-type="float" office:value="2.6769735985085E-035">
            <text:p>2,6769735985085E-035</text:p>
          </table:table-cell>
          <table:table-cell table:formula="of:=EXP(-0.5*(([.$A16]-mü2)/sig2)^2)/SQRT(2*PI()*sig2^2)" office:value-type="float" office:value="0.0063496028393112">
            <text:p>0,0063496028</text:p>
          </table:table-cell>
          <table:table-cell/>
          <table:table-cell table:formula="of:=[.B16]-[.C16]" office:value-type="float" office:value="-0.0063496028393112">
            <text:p>-0,0063496028</text:p>
          </table:table-cell>
          <table:table-cell table:number-columns-repeated="3"/>
        </table:table-row>
        <table:table-row table:style-name="ro1">
          <table:table-cell office:value-type="float" office:value="-10">
            <text:p>-10</text:p>
          </table:table-cell>
          <table:table-cell table:formula="of:=EXP(-0.5*(([.$A17]-mü1)/sig1)^2)/SQRT((2*PI()*sig1^2))" office:value-type="float" office:value="4.11940204481775E-047">
            <text:p>4,11940204481775E-047</text:p>
          </table:table-cell>
          <table:table-cell table:formula="of:=EXP(-0.5*(([.$A17]-mü2)/sig2)^2)/SQRT(2*PI()*sig2^2)" office:value-type="float" office:value="0.00803293337639184">
            <text:p>0,0080329334</text:p>
          </table:table-cell>
          <table:table-cell/>
          <table:table-cell table:formula="of:=[.B17]-[.C17]" office:value-type="float" office:value="-0.00803293337639184">
            <text:p>-0,0080329334</text:p>
          </table:table-cell>
          <table:table-cell table:number-columns-repeated="3"/>
        </table:table-row>
        <table:table-row table:style-name="ro1">
          <table:table-cell office:value-type="float" office:value="-9">
            <text:p>-9</text:p>
          </table:table-cell>
          <table:table-cell table:formula="of:=EXP(-0.5*(([.$A18]-mü1)/sig1)^2)/SQRT((2*PI()*sig1^2))" office:value-type="float" office:value="1.16103776130575E-060">
            <text:p>1,16103776130575E-060</text:p>
          </table:table-cell>
          <table:table-cell table:formula="of:=EXP(-0.5*(([.$A18]-mü2)/sig2)^2)/SQRT(2*PI()*sig2^2)" office:value-type="float" office:value="0.0100160756372614">
            <text:p>0,0100160756</text:p>
          </table:table-cell>
          <table:table-cell/>
          <table:table-cell table:formula="of:=[.B18]-[.C18]" office:value-type="float" office:value="-0.0100160756372614">
            <text:p>-0,0100160756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table:formula="of:=EXP(-0.5*(([.$A19]-mü1)/sig1)^2)/SQRT((2*PI()*sig1^2))" office:value-type="float" office:value="5.99350099634579E-076">
            <text:p>5,99350099634579E-076</text:p>
          </table:table-cell>
          <table:table-cell table:formula="of:=EXP(-0.5*(([.$A19]-mü2)/sig2)^2)/SQRT(2*PI()*sig2^2)" office:value-type="float" office:value="0.0123088322478683">
            <text:p>0,0123088322</text:p>
          </table:table-cell>
          <table:table-cell/>
          <table:table-cell table:formula="of:=[.B19]-[.C19]" office:value-type="float" office:value="-0.0123088322478683">
            <text:p>-0,0123088322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formula="of:=EXP(-0.5*(([.$A20]-mü1)/sig1)^2)/SQRT((2*PI()*sig1^2))" office:value-type="float" office:value="5.66678703028743E-093">
            <text:p>5,66678703028743E-093</text:p>
          </table:table-cell>
          <table:table-cell table:formula="of:=EXP(-0.5*(([.$A20]-mü2)/sig2)^2)/SQRT(2*PI()*sig2^2)" office:value-type="float" office:value="0.014908430918249">
            <text:p>0,0149084309</text:p>
          </table:table-cell>
          <table:table-cell/>
          <table:table-cell table:formula="of:=[.B20]-[.C20]" office:value-type="float" office:value="-0.014908430918249">
            <text:p>-0,0149084309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table:formula="of:=EXP(-0.5*(([.$A21]-mü1)/sig1)^2)/SQRT((2*PI()*sig1^2))" office:value-type="float" office:value="9.81330445760126E-112">
            <text:p>9,81330445760126E-112</text:p>
          </table:table-cell>
          <table:table-cell table:formula="of:=EXP(-0.5*(([.$A21]-mü2)/sig2)^2)/SQRT(2*PI()*sig2^2)" office:value-type="float" office:value="0.0177968380558631">
            <text:p>0,0177968381</text:p>
          </table:table-cell>
          <table:table-cell/>
          <table:table-cell table:formula="of:=[.B21]-[.C21]" office:value-type="float" office:value="-0.0177968380558631">
            <text:p>-0,0177968381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formula="of:=EXP(-0.5*(([.$A22]-mü1)/sig1)^2)/SQRT((2*PI()*sig1^2))" office:value-type="float" office:value="3.11254563200738E-132">
            <text:p>3,11254563200738E-132</text:p>
          </table:table-cell>
          <table:table-cell table:formula="of:=EXP(-0.5*(([.$A22]-mü2)/sig2)^2)/SQRT(2*PI()*sig2^2)" office:value-type="float" office:value="0.0209386938391433">
            <text:p>0,0209386938</text:p>
          </table:table-cell>
          <table:table-cell/>
          <table:table-cell table:formula="of:=[.B22]-[.C22]" office:value-type="float" office:value="-0.0209386938391433">
            <text:p>-0,0209386938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formula="of:=EXP(-0.5*(([.$A23]-mü1)/sig1)^2)/SQRT((2*PI()*sig1^2))" office:value-type="float" office:value="1.80816581289762E-154">
            <text:p>1,80816581289762E-154</text:p>
          </table:table-cell>
          <table:table-cell table:formula="of:=EXP(-0.5*(([.$A23]-mü2)/sig2)^2)/SQRT(2*PI()*sig2^2)" office:value-type="float" office:value="0.0242801939732483">
            <text:p>0,024280194</text:p>
          </table:table-cell>
          <table:table-cell/>
          <table:table-cell table:formula="of:=[.B23]-[.C23]" office:value-type="float" office:value="-0.0242801939732483">
            <text:p>-0,024280194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table:formula="of:=EXP(-0.5*(([.$A24]-mü1)/sig1)^2)/SQRT((2*PI()*sig1^2))" office:value-type="float" office:value="1.92390158616885E-178">
            <text:p>1,92390158616885E-178</text:p>
          </table:table-cell>
          <table:table-cell table:formula="of:=EXP(-0.5*(([.$A24]-mü2)/sig2)^2)/SQRT(2*PI()*sig2^2)" office:value-type="float" office:value="0.0277492049213245">
            <text:p>0,0277492049</text:p>
          </table:table-cell>
          <table:table-cell/>
          <table:table-cell table:formula="of:=[.B24]-[.C24]" office:value-type="float" office:value="-0.0277492049213245">
            <text:p>-0,0277492049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f:=EXP(-0.5*(([.$A25]-mü1)/sig1)^2)/SQRT((2*PI()*sig1^2))" office:value-type="float" office:value="3.74929423451561E-204">
            <text:p>3,74929423451561E-204</text:p>
          </table:table-cell>
          <table:table-cell table:formula="of:=EXP(-0.5*(([.$A25]-mü2)/sig2)^2)/SQRT(2*PI()*sig2^2)" office:value-type="float" office:value="0.0312568179416449">
            <text:p>0,0312568179</text:p>
          </table:table-cell>
          <table:table-cell/>
          <table:table-cell table:formula="of:=[.B25]-[.C25]" office:value-type="float" office:value="-0.0312568179416449">
            <text:p>-0,0312568179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formula="of:=EXP(-0.5*(([.$A26]-mü1)/sig1)^2)/SQRT((2*PI()*sig1^2))" office:value-type="float" office:value="1.33825312975351E-231">
            <text:p>1,33825312975351E-231</text:p>
          </table:table-cell>
          <table:table-cell table:formula="of:=EXP(-0.5*(([.$A26]-mü2)/sig2)^2)/SQRT(2*PI()*sig2^2)" office:value-type="float" office:value="0.0347004262185935">
            <text:p>0,0347004262</text:p>
          </table:table-cell>
          <table:table-cell/>
          <table:table-cell table:formula="of:=[.B26]-[.C26]" office:value-type="float" office:value="-0.0347004262185935">
            <text:p>-0,0347004262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EXP(-0.5*(([.$A27]-mü1)/sig1)^2)/SQRT((2*PI()*sig1^2))" office:value-type="float" office:value="8.74881199193341E-261">
            <text:p>8,74881199193341E-261</text:p>
          </table:table-cell>
          <table:table-cell table:formula="of:=EXP(-0.5*(([.$A27]-mü2)/sig2)^2)/SQRT(2*PI()*sig2^2)" office:value-type="float" office:value="0.0379682588876294">
            <text:p>0,0379682589</text:p>
          </table:table-cell>
          <table:table-cell/>
          <table:table-cell table:formula="of:=[.B27]-[.C27]" office:value-type="float" office:value="-0.0379682588876294">
            <text:p>-0,037968258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EXP(-0.5*(([.$A28]-mü1)/sig1)^2)/SQRT((2*PI()*sig1^2))" office:value-type="float" office:value="1.04756739392712E-291">
            <text:p>1,04756739392712E-291</text:p>
          </table:table-cell>
          <table:table-cell table:formula="of:=EXP(-0.5*(([.$A28]-mü2)/sig2)^2)/SQRT(2*PI()*sig2^2)" office:value-type="float" office:value="0.0409451420395941">
            <text:p>0,040945142</text:p>
          </table:table-cell>
          <table:table-cell/>
          <table:table-cell table:formula="of:=[.B28]-[.C28]" office:value-type="float" office:value="-0.0409451420395941">
            <text:p>-0,04094514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EXP(-0.5*(([.$A29]-mü1)/sig1)^2)/SQRT((2*PI()*sig1^2))" office:value-type="float" office:value="1E-323">
            <text:p>1E-323</text:p>
          </table:table-cell>
          <table:table-cell table:formula="of:=EXP(-0.5*(([.$A29]-mü2)/sig2)^2)/SQRT(2*PI()*sig2^2)" office:value-type="float" office:value="0.0435191003552872">
            <text:p>0,0435191004</text:p>
          </table:table-cell>
          <table:table-cell/>
          <table:table-cell table:formula="of:=[.B29]-[.C29]" office:value-type="float" office:value="-0.0435191003552872">
            <text:p>-0,043519100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EXP(-0.5*(([.$A30]-mü1)/sig1)^2)/SQRT((2*PI()*sig1^2))" office:value-type="float" office:value="0">
            <text:p>0</text:p>
          </table:table-cell>
          <table:table-cell table:formula="of:=EXP(-0.5*(([.$A30]-mü2)/sig2)^2)/SQRT(2*PI()*sig2^2)" office:value-type="float" office:value="0.0455882858400717">
            <text:p>0,0455882858</text:p>
          </table:table-cell>
          <table:table-cell/>
          <table:table-cell table:formula="of:=[.B30]-[.C30]" office:value-type="float" office:value="-0.0455882858400717">
            <text:p>-0,045588285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EXP(-0.5*(([.$A31]-mü1)/sig1)^2)/SQRT((2*PI()*sig1^2))" office:value-type="float" office:value="0">
            <text:p>0</text:p>
          </table:table-cell>
          <table:table-cell table:formula="of:=EXP(-0.5*(([.$A31]-mü2)/sig2)^2)/SQRT(2*PI()*sig2^2)" office:value-type="float" office:value="0.0470676422015141">
            <text:p>0,0470676422</text:p>
          </table:table-cell>
          <table:table-cell/>
          <table:table-cell table:formula="of:=[.B31]-[.C31]" office:value-type="float" office:value="-0.0470676422015141">
            <text:p>-0,047067642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EXP(-0.5*(([.$A32]-mü1)/sig1)^2)/SQRT((2*PI()*sig1^2))" office:value-type="float" office:value="0">
            <text:p>0</text:p>
          </table:table-cell>
          <table:table-cell table:formula="of:=EXP(-0.5*(([.$A32]-mü2)/sig2)^2)/SQRT(2*PI()*sig2^2)" office:value-type="float" office:value="0.0478946993107865">
            <text:p>0,0478946993</text:p>
          </table:table-cell>
          <table:table-cell/>
          <table:table-cell table:formula="of:=[.B32]-[.C32]" office:value-type="float" office:value="-0.0478946993107865">
            <text:p>-0,047894699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EXP(-0.5*(([.$A33]-mü1)/sig1)^2)/SQRT((2*PI()*sig1^2))" office:value-type="float" office:value="0">
            <text:p>0</text:p>
          </table:table-cell>
          <table:table-cell table:formula="of:=EXP(-0.5*(([.$A33]-mü2)/sig2)^2)/SQRT(2*PI()*sig2^2)" office:value-type="float" office:value="0.0480339482295889">
            <text:p>0,0480339482</text:p>
          </table:table-cell>
          <table:table-cell/>
          <table:table-cell table:formula="of:=[.B33]-[.C33]" office:value-type="float" office:value="-0.0480339482295889">
            <text:p>-0,048033948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EXP(-0.5*(([.$A34]-mü1)/sig1)^2)/SQRT((2*PI()*sig1^2))" office:value-type="float" office:value="0">
            <text:p>0</text:p>
          </table:table-cell>
          <table:table-cell table:formula="of:=EXP(-0.5*(([.$A34]-mü2)/sig2)^2)/SQRT(2*PI()*sig2^2)" office:value-type="float" office:value="0.047479369946422">
            <text:p>0,0474793699</text:p>
          </table:table-cell>
          <table:table-cell/>
          <table:table-cell table:formula="of:=[.B34]-[.C34]" office:value-type="float" office:value="-0.047479369946422">
            <text:p>-0,047479369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EXP(-0.5*(([.$A35]-mü1)/sig1)^2)/SQRT((2*PI()*sig1^2))" office:value-type="float" office:value="0">
            <text:p>0</text:p>
          </table:table-cell>
          <table:table-cell table:formula="of:=EXP(-0.5*(([.$A35]-mü2)/sig2)^2)/SQRT(2*PI()*sig2^2)" office:value-type="float" office:value="0.0462548669119804">
            <text:p>0,0462548669</text:p>
          </table:table-cell>
          <table:table-cell/>
          <table:table-cell table:formula="of:=[.B35]-[.C35]" office:value-type="float" office:value="-0.0462548669119804">
            <text:p>-0,046254866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EXP(-0.5*(([.$A36]-mü1)/sig1)^2)/SQRT((2*PI()*sig1^2))" office:value-type="float" office:value="0">
            <text:p>0</text:p>
          </table:table-cell>
          <table:table-cell table:formula="of:=EXP(-0.5*(([.$A36]-mü2)/sig2)^2)/SQRT(2*PI()*sig2^2)" office:value-type="float" office:value="0.0444125542663555">
            <text:p>0,0444125543</text:p>
          </table:table-cell>
          <table:table-cell/>
          <table:table-cell table:formula="of:=[.B36]-[.C36]" office:value-type="float" office:value="-0.0444125542663555">
            <text:p>-0,044412554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EXP(-0.5*(([.$A37]-mü1)/sig1)^2)/SQRT((2*PI()*sig1^2))" office:value-type="float" office:value="0">
            <text:p>0</text:p>
          </table:table-cell>
          <table:table-cell table:formula="of:=EXP(-0.5*(([.$A37]-mü2)/sig2)^2)/SQRT(2*PI()*sig2^2)" office:value-type="float" office:value="0.0420290809636544">
            <text:p>0,042029081</text:p>
          </table:table-cell>
          <table:table-cell/>
          <table:table-cell table:formula="of:=[.B37]-[.C37]" office:value-type="float" office:value="-0.0420290809636544">
            <text:p>-0,04202908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EXP(-0.5*(([.$A38]-mü1)/sig1)^2)/SQRT((2*PI()*sig1^2))" office:value-type="float" office:value="0">
            <text:p>0</text:p>
          </table:table-cell>
          <table:table-cell table:formula="of:=EXP(-0.5*(([.$A38]-mü2)/sig2)^2)/SQRT(2*PI()*sig2^2)" office:value-type="float" office:value="0.0392003426188614">
            <text:p>0,0392003426</text:p>
          </table:table-cell>
          <table:table-cell/>
          <table:table-cell table:formula="of:=[.B38]-[.C38]" office:value-type="float" office:value="-0.0392003426188614">
            <text:p>-0,039200342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EXP(-0.5*(([.$A39]-mü1)/sig1)^2)/SQRT((2*PI()*sig1^2))" office:value-type="float" office:value="0">
            <text:p>0</text:p>
          </table:table-cell>
          <table:table-cell table:formula="of:=EXP(-0.5*(([.$A39]-mü2)/sig2)^2)/SQRT(2*PI()*sig2^2)" office:value-type="float" office:value="0.0360350939869826">
            <text:p>0,036035094</text:p>
          </table:table-cell>
          <table:table-cell/>
          <table:table-cell table:formula="of:=[.B39]-[.C39]" office:value-type="float" office:value="-0.0360350939869826">
            <text:p>-0,03603509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EXP(-0.5*(([.$A40]-mü1)/sig1)^2)/SQRT((2*PI()*sig1^2))" office:value-type="float" office:value="0">
            <text:p>0</text:p>
          </table:table-cell>
          <table:table-cell table:formula="of:=EXP(-0.5*(([.$A40]-mü2)/sig2)^2)/SQRT(2*PI()*sig2^2)" office:value-type="float" office:value="0.0326480526655039">
            <text:p>0,0326480527</text:p>
          </table:table-cell>
          <table:table-cell/>
          <table:table-cell table:formula="of:=[.B40]-[.C40]" office:value-type="float" office:value="-0.0326480526655039">
            <text:p>-0,032648052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EXP(-0.5*(([.$A41]-mü1)/sig1)^2)/SQRT((2*PI()*sig1^2))" office:value-type="float" office:value="0">
            <text:p>0</text:p>
          </table:table-cell>
          <table:table-cell table:formula="of:=EXP(-0.5*(([.$A41]-mü2)/sig2)^2)/SQRT(2*PI()*sig2^2)" office:value-type="float" office:value="0.0291530993396558">
            <text:p>0,0291530993</text:p>
          </table:table-cell>
          <table:table-cell/>
          <table:table-cell table:formula="of:=[.B41]-[.C41]" office:value-type="float" office:value="-0.0291530993396558">
            <text:p>-0,029153099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EXP(-0.5*(([.$A42]-mü1)/sig1)^2)/SQRT((2*PI()*sig1^2))" office:value-type="float" office:value="0">
            <text:p>0</text:p>
          </table:table-cell>
          <table:table-cell table:formula="of:=EXP(-0.5*(([.$A42]-mü2)/sig2)^2)/SQRT(2*PI()*sig2^2)" office:value-type="float" office:value="0.0256571261543181">
            <text:p>0,0256571262</text:p>
          </table:table-cell>
          <table:table-cell/>
          <table:table-cell table:formula="of:=[.B42]-[.C42]" office:value-type="float" office:value="-0.0256571261543181">
            <text:p>-0,025657126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EXP(-0.5*(([.$A43]-mü1)/sig1)^2)/SQRT((2*PI()*sig1^2))" office:value-type="float" office:value="0">
            <text:p>0</text:p>
          </table:table-cell>
          <table:table-cell table:formula="of:=EXP(-0.5*(([.$A43]-mü2)/sig2)^2)/SQRT(2*PI()*sig2^2)" office:value-type="float" office:value="0.0222549751473116">
            <text:p>0,0222549751</text:p>
          </table:table-cell>
          <table:table-cell/>
          <table:table-cell table:formula="of:=[.B43]-[.C43]" office:value-type="float" office:value="-0.0222549751473116">
            <text:p>-0,022254975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EXP(-0.5*(([.$A44]-mü1)/sig1)^2)/SQRT((2*PI()*sig1^2))" office:value-type="float" office:value="0">
            <text:p>0</text:p>
          </table:table-cell>
          <table:table-cell table:formula="of:=EXP(-0.5*(([.$A44]-mü2)/sig2)^2)/SQRT(2*PI()*sig2^2)" office:value-type="float" office:value="0.019025761339086">
            <text:p>0,0190257613</text:p>
          </table:table-cell>
          <table:table-cell/>
          <table:table-cell table:formula="of:=[.B44]-[.C44]" office:value-type="float" office:value="-0.019025761339086">
            <text:p>-0,019025761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EXP(-0.5*(([.$A45]-mü1)/sig1)^2)/SQRT((2*PI()*sig1^2))" office:value-type="float" office:value="0">
            <text:p>0</text:p>
          </table:table-cell>
          <table:table-cell table:formula="of:=EXP(-0.5*(([.$A45]-mü2)/sig2)^2)/SQRT(2*PI()*sig2^2)" office:value-type="float" office:value="0.0160307116559561">
            <text:p>0,0160307117</text:p>
          </table:table-cell>
          <table:table-cell/>
          <table:table-cell table:formula="of:=[.B45]-[.C45]" office:value-type="float" office:value="-0.0160307116559561">
            <text:p>-0,016030711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EXP(-0.5*(([.$A46]-mü1)/sig1)^2)/SQRT((2*PI()*sig1^2))" office:value-type="float" office:value="0">
            <text:p>0</text:p>
          </table:table-cell>
          <table:table-cell table:formula="of:=EXP(-0.5*(([.$A46]-mü2)/sig2)^2)/SQRT(2*PI()*sig2^2)" office:value-type="float" office:value="0.0133124928463908">
            <text:p>0,0133124928</text:p>
          </table:table-cell>
          <table:table-cell/>
          <table:table-cell table:formula="of:=[.B46]-[.C46]" office:value-type="float" office:value="-0.0133124928463908">
            <text:p>-0,013312492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EXP(-0.5*(([.$A47]-mü1)/sig1)^2)/SQRT((2*PI()*sig1^2))" office:value-type="float" office:value="0">
            <text:p>0</text:p>
          </table:table-cell>
          <table:table-cell table:formula="of:=EXP(-0.5*(([.$A47]-mü2)/sig2)^2)/SQRT(2*PI()*sig2^2)" office:value-type="float" office:value="0.0108958671460358">
            <text:p>0,0108958671</text:p>
          </table:table-cell>
          <table:table-cell/>
          <table:table-cell table:formula="of:=[.B47]-[.C47]" office:value-type="float" office:value="-0.0108958671460358">
            <text:p>-0,0108958671</text:p>
          </table:table-cell>
          <table:table-cell table:number-columns-repeated="3"/>
        </table:table-row>
        <table:named-expressions/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mü1" table:base-cell-address="$'Schnittpunkte Normalverteilung'.$B$2" table:cell-range-address="$'Schnittpunkte Normalverteilung'.$B$2"/>
        <table:named-range table:name="sig1" table:base-cell-address="$'Schnittpunkte Normalverteilung'.$B$3" table:cell-range-address="$'Schnittpunkte Normalverteilung'.$B$3"/>
        <table:named-range table:name="mü2" table:base-cell-address="$'Schnittpunkte Normalverteilung'.$C$2" table:cell-range-address="$'Schnittpunkte Normalverteilung'.$C$2"/>
        <table:named-range table:name="sig2" table:base-cell-address="$'Schnittpunkte Normalverteilung'.$C$3" table:cell-range-address="$'Schnittpunkte Normalverteilung'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5">05.08.2023</text:date>, <text:time>11:52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sgar Rütten</meta:initial-creator>
    <meta:creation-date>2023-08-05T09:46:49.11</meta:creation-date>
    <dc:date>2023-08-05T11:52:27.96</dc:date>
    <dc:creator>Ansgar Rütten</dc:creator>
    <meta:editing-duration>PT2M35S</meta:editing-duration>
    <meta:editing-cycles>2</meta:editing-cycles>
    <meta:generator>OpenOffice/4.1.14$Win32 OpenOffice.org_project/4114m1$Build-9811</meta:generator>
    <meta:document-statistic meta:table-count="3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91cm" svg:y="3.926cm" style:legend-expansion="high" chart:style-name="ch2"/>
        <chart:plot-area chart:style-name="ch3" table:cell-range-address="'Schnittpunkte Normalverteilung'.A7:'Schnittpunkte Normalverteilung'.C47 'Schnittpunkte Normalverteilung'.B6:'Schnittpunkte Normalverteilung'.C6" chart:data-source-has-labels="row" svg:x="0.77cm" svg:y="0.855cm" svg:width="12.981cm" svg:height="7.545cm">
          <chartooo:coordinate-region svg:x="1.008cm" svg:y="1.067cm" svg:width="12.556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hnittpunkte Normalverteilung'.B7:'Schnittpunkte Normalverteilung'.B47" chart:label-cell-address="'Schnittpunkte Normalverteilung'.B6:'Schnittpunkte Normalverteilung'.B6" chart:class="chart:scatter">
            <chart:domain table:cell-range-address="'Schnittpunkte Normalverteilung'.A7:'Schnittpunkte Normalverteilung'.A47"/>
            <chart:data-point chart:repeated="41"/>
          </chart:series>
          <chart:series chart:style-name="ch7" chart:values-cell-range-address="'Schnittpunkte Normalverteilung'.C7:'Schnittpunkte Normalverteilung'.C47" chart:label-cell-address="'Schnittpunkte Normalverteilung'.C6:'Schnittpunkte Normalverteilung'.C6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1</text:p>
                <draw:g>
                  <svg:desc>'Schnittpunkte Normalverteilung'.B6:'Schnittpunkte Normalverteilung'.B6</svg:desc>
                </draw:g>
              </table:table-cell>
              <table:table-cell office:value-type="string">
                <text:p>f2</text:p>
                <draw:g>
                  <svg:desc>'Schnittpunkte Normalverteilung'.C6:'Schnittpunkte Normalverteilung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'Schnittpunkte Normalverteilung'.A7:'Schnittpunkte Normalverteilung'.A47</svg:desc>
                </draw:g>
              </table:table-cell>
              <table:table-cell office:value-type="float" office:value="0.000000371472368911061">
                <text:p>0.000000371472368911061</text:p>
                <draw:g>
                  <svg:desc>'Schnittpunkte Normalverteilung'.B7:'Schnittpunkte Normalverteilung'.B47</svg:desc>
                </draw:g>
              </table:table-cell>
              <table:table-cell office:value-type="float" office:value="0.000398024991919846">
                <text:p>0.000398024991919846</text:p>
                <draw:g>
                  <svg:desc>'Schnittpunkte Normalverteilung'.C7:'Schnittpunkte Normalverteilung'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0.00246443833694605">
                <text:p>0.00246443833694605</text:p>
              </table:table-cell>
              <table:table-cell office:value-type="float" office:value="0.000573819764960697">
                <text:p>0.000573819764960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0.29945493127149">
                <text:p>0.29945493127149</text:p>
              </table:table-cell>
              <table:table-cell office:value-type="float" office:value="0.000815335761241061">
                <text:p>0.000815335761241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0.666449205783599">
                <text:p>0.666449205783599</text:p>
              </table:table-cell>
              <table:table-cell office:value-type="float" office:value="0.00114180859053423">
                <text:p>0.00114180859053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0.0271659384673711">
                <text:p>0.0271659384673711</text:p>
              </table:table-cell>
              <table:table-cell office:value-type="float" office:value="0.00157596274955283">
                <text:p>0.00157596274955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.0000202817041309733">
                <text:p>0.0000202817041309733</text:p>
              </table:table-cell>
              <table:table-cell office:value-type="float" office:value="0.00214385010503933">
                <text:p>0.00214385010503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0.00000000027733599883306">
                <text:p>0.00000000027733599883306</text:p>
              </table:table-cell>
              <table:table-cell office:value-type="float" office:value="0.0028743437983616">
                <text:p>0.0028743437983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6.94592549713232E-017">
                <text:p>6.94592549713232E-017</text:p>
              </table:table-cell>
              <table:table-cell office:value-type="float" office:value="0.00379820879674019">
                <text:p>0.00379820879674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3.18622226540189E-025">
                <text:p>3.18622226540189E-025</text:p>
              </table:table-cell>
              <table:table-cell office:value-type="float" office:value="0.00494669102669773">
                <text:p>0.00494669102669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2.6769735985085E-035">
                <text:p>2.6769735985085E-035</text:p>
              </table:table-cell>
              <table:table-cell office:value-type="float" office:value="0.0063496028393112">
                <text:p>0.0063496028393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4.11940204481775E-047">
                <text:p>4.11940204481775E-047</text:p>
              </table:table-cell>
              <table:table-cell office:value-type="float" office:value="0.00803293337639184">
                <text:p>0.00803293337639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1.16103776130575E-060">
                <text:p>1.16103776130575E-060</text:p>
              </table:table-cell>
              <table:table-cell office:value-type="float" office:value="0.0100160756372614">
                <text:p>0.0100160756372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5.99350099634579E-076">
                <text:p>5.99350099634579E-076</text:p>
              </table:table-cell>
              <table:table-cell office:value-type="float" office:value="0.0123088322478683">
                <text:p>0.0123088322478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5.66678703028743E-093">
                <text:p>5.66678703028743E-093</text:p>
              </table:table-cell>
              <table:table-cell office:value-type="float" office:value="0.014908430918249">
                <text:p>0.014908430918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9.81330445760126E-112">
                <text:p>9.81330445760126E-112</text:p>
              </table:table-cell>
              <table:table-cell office:value-type="float" office:value="0.0177968380558631">
                <text:p>0.0177968380558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3.11254563200738E-132">
                <text:p>3.11254563200738E-132</text:p>
              </table:table-cell>
              <table:table-cell office:value-type="float" office:value="0.0209386938391433">
                <text:p>0.0209386938391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1.80816581289762E-154">
                <text:p>1.80816581289762E-154</text:p>
              </table:table-cell>
              <table:table-cell office:value-type="float" office:value="0.0242801939732483">
                <text:p>0.0242801939732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1.92390158616885E-178">
                <text:p>1.92390158616885E-178</text:p>
              </table:table-cell>
              <table:table-cell office:value-type="float" office:value="0.0277492049213245">
                <text:p>0.0277492049213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3.74929423451561E-204">
                <text:p>3.74929423451561E-204</text:p>
              </table:table-cell>
              <table:table-cell office:value-type="float" office:value="0.0312568179416449">
                <text:p>0.0312568179416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1.33825312975351E-231">
                <text:p>1.33825312975351E-231</text:p>
              </table:table-cell>
              <table:table-cell office:value-type="float" office:value="0.0347004262185935">
                <text:p>0.0347004262185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.74881199193341E-261">
                <text:p>8.74881199193341E-261</text:p>
              </table:table-cell>
              <table:table-cell office:value-type="float" office:value="0.0379682588876294">
                <text:p>0.0379682588876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04756739392712E-291">
                <text:p>1.04756739392712E-291</text:p>
              </table:table-cell>
              <table:table-cell office:value-type="float" office:value="0.0409451420395941">
                <text:p>0.0409451420395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E-323">
                <text:p>1E-323</text:p>
              </table:table-cell>
              <table:table-cell office:value-type="float" office:value="0.0435191003552872">
                <text:p>0.0435191003552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455882858400717">
                <text:p>0.04558828584007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470676422015141">
                <text:p>0.0470676422015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478946993107865">
                <text:p>0.0478946993107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480339482295889">
                <text:p>0.0480339482295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47479369946422">
                <text:p>0.047479369946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462548669119804">
                <text:p>0.0462548669119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444125542663555">
                <text:p>0.0444125542663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420290809636544">
                <text:p>0.0420290809636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392003426188614">
                <text:p>0.0392003426188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360350939869826">
                <text:p>0.0360350939869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326480526655039">
                <text:p>0.0326480526655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91530993396558">
                <text:p>0.0291530993396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256571261543181">
                <text:p>0.0256571261543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222549751473116">
                <text:p>0.0222549751473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19025761339086">
                <text:p>0.019025761339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160307116559561">
                <text:p>0.0160307116559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133124928463908">
                <text:p>0.0133124928463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108958671460358">
                <text:p>0.0108958671460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